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5" style:family="paragraph" style:parent-style-name="Text_20_body">
      <style:paragraph-properties fo:margin-top="0cm" fo:margin-bottom="0cm" loext:contextual-spacing="false"/>
      <style:text-properties officeooo:paragraph-rsid="002d1ad2"/>
    </style:style>
    <style:style style:name="P76" style:family="paragraph" style:parent-style-name="Text_20_body">
      <style:paragraph-properties fo:margin-top="0cm" fo:margin-bottom="0cm" loext:contextual-spacing="false"/>
      <style:text-properties officeooo:paragraph-rsid="00456fc4"/>
    </style:style>
    <style:style style:name="P77"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78"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79"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80"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81"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82"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83"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84"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85"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86" style:family="paragraph" style:parent-style-name="Text_20_body">
      <style:paragraph-properties fo:margin-top="0cm" fo:margin-bottom="0cm" loext:contextual-spacing="false"/>
      <style:text-properties officeooo:paragraph-rsid="00483fd3"/>
    </style:style>
    <style:style style:name="P87" style:family="paragraph" style:parent-style-name="Text_20_body">
      <style:paragraph-properties fo:margin-top="0cm" fo:margin-bottom="0cm" loext:contextual-spacing="false"/>
      <style:text-properties officeooo:rsid="00588251" officeooo:paragraph-rsid="00588251"/>
    </style:style>
    <style:style style:name="P88" style:family="paragraph" style:parent-style-name="Text_20_body">
      <style:paragraph-properties fo:margin-top="0cm" fo:margin-bottom="0cm" loext:contextual-spacing="false"/>
      <style:text-properties officeooo:paragraph-rsid="0055756c"/>
    </style:style>
    <style:style style:name="P89" style:family="paragraph" style:parent-style-name="Text_20_body">
      <style:paragraph-properties fo:margin-top="0cm" fo:margin-bottom="0cm" loext:contextual-spacing="false"/>
      <style:text-properties officeooo:paragraph-rsid="005a11cd"/>
    </style:style>
    <style:style style:name="P90" style:family="paragraph" style:parent-style-name="Text_20_body">
      <style:paragraph-properties fo:margin-top="0cm" fo:margin-bottom="0cm" loext:contextual-spacing="false"/>
      <style:text-properties officeooo:paragraph-rsid="0069dd15"/>
    </style:style>
    <style:style style:name="P91" style:family="paragraph" style:parent-style-name="Text_20_body">
      <style:paragraph-properties fo:margin-top="0cm" fo:margin-bottom="0cm" loext:contextual-spacing="false"/>
      <style:text-properties officeooo:rsid="0069dd15" officeooo:paragraph-rsid="0069dd15"/>
    </style:style>
    <style:style style:name="P92" style:family="paragraph" style:parent-style-name="Text_20_body">
      <style:paragraph-properties fo:margin-top="0cm" fo:margin-bottom="0cm" loext:contextual-spacing="false"/>
      <style:text-properties officeooo:rsid="0069ed02" officeooo:paragraph-rsid="0069ed02"/>
    </style:style>
    <style:style style:name="P93" style:family="paragraph" style:parent-style-name="Text_20_body">
      <style:paragraph-properties fo:margin-top="0cm" fo:margin-bottom="0cm" loext:contextual-spacing="false"/>
      <style:text-properties officeooo:rsid="006a4dbf" officeooo:paragraph-rsid="006a4dbf"/>
    </style:style>
    <style:style style:name="P94" style:family="paragraph" style:parent-style-name="Text_20_body">
      <style:paragraph-properties fo:margin-top="0cm" fo:margin-bottom="0cm" loext:contextual-spacing="false"/>
      <style:text-properties officeooo:rsid="006c3fb4" officeooo:paragraph-rsid="006c3fb4"/>
    </style:style>
    <style:style style:name="P95" style:family="paragraph" style:parent-style-name="Text_20_body">
      <style:paragraph-properties fo:margin-top="0cm" fo:margin-bottom="0cm" loext:contextual-spacing="false"/>
      <style:text-properties officeooo:rsid="006d5ee2" officeooo:paragraph-rsid="006d5ee2"/>
    </style:style>
    <style:style style:name="P96" style:family="paragraph" style:parent-style-name="Text_20_body">
      <style:paragraph-properties fo:margin-top="0cm" fo:margin-bottom="0cm" loext:contextual-spacing="false"/>
      <style:text-properties officeooo:paragraph-rsid="0070edf9"/>
    </style:style>
    <style:style style:name="P97" style:family="paragraph" style:parent-style-name="Text_20_body">
      <style:paragraph-properties fo:margin-top="0cm" fo:margin-bottom="0cm" loext:contextual-spacing="false"/>
      <style:text-properties officeooo:paragraph-rsid="0080b931"/>
    </style:style>
    <style:style style:name="P98" style:family="paragraph" style:parent-style-name="Text_20_body">
      <style:paragraph-properties fo:margin-top="0cm" fo:margin-bottom="0cm" loext:contextual-spacing="false"/>
      <style:text-properties officeooo:paragraph-rsid="0080c262"/>
    </style:style>
    <style:style style:name="P99" style:family="paragraph" style:parent-style-name="Text_20_body">
      <style:paragraph-properties fo:margin-top="0cm" fo:margin-bottom="0cm" loext:contextual-spacing="false"/>
      <style:text-properties officeooo:paragraph-rsid="008a9529"/>
    </style:style>
    <style:style style:name="P100" style:family="paragraph" style:parent-style-name="Text_20_body">
      <style:paragraph-properties fo:margin-top="0cm" fo:margin-bottom="0cm" loext:contextual-spacing="false"/>
      <style:text-properties officeooo:paragraph-rsid="008c7f01"/>
    </style:style>
    <style:style style:name="P101"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02"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03"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04"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05"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06"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07"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08"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09"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1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1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1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13" style:family="paragraph" style:parent-style-name="Text_20_body">
      <style:paragraph-properties fo:margin-top="0cm" fo:margin-bottom="0cm" loext:contextual-spacing="false"/>
      <style:text-properties officeooo:paragraph-rsid="00a65424"/>
    </style:style>
    <style:style style:name="P114"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15"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16"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17"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18"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19" style:family="paragraph" style:parent-style-name="Text_20_body">
      <style:paragraph-properties fo:margin-top="0cm" fo:margin-bottom="0cm" loext:contextual-spacing="false"/>
      <style:text-properties officeooo:rsid="00b3951d" officeooo:paragraph-rsid="00b3951d"/>
    </style:style>
    <style:style style:name="P120" style:family="paragraph" style:parent-style-name="Text_20_body">
      <style:paragraph-properties fo:margin-top="0cm" fo:margin-bottom="0cm" loext:contextual-spacing="false"/>
      <style:text-properties officeooo:paragraph-rsid="00b3951d"/>
    </style:style>
    <style:style style:name="P121" style:family="paragraph" style:parent-style-name="Text_20_body">
      <style:paragraph-properties fo:margin-top="0cm" fo:margin-bottom="0cm" loext:contextual-spacing="false"/>
      <style:text-properties officeooo:rsid="00b61d56" officeooo:paragraph-rsid="00b61d56"/>
    </style:style>
    <style:style style:name="P122" style:family="paragraph" style:parent-style-name="Text_20_body">
      <style:paragraph-properties fo:margin-top="0cm" fo:margin-bottom="0cm" loext:contextual-spacing="false"/>
      <style:text-properties officeooo:paragraph-rsid="00b61d56"/>
    </style:style>
    <style:style style:name="P123"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24" style:family="paragraph" style:parent-style-name="Text_20_body">
      <style:paragraph-properties fo:margin-top="0cm" fo:margin-bottom="0cm" loext:contextual-spacing="false"/>
      <style:text-properties officeooo:paragraph-rsid="00c676e5"/>
    </style:style>
    <style:style style:name="P125"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26"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27"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28"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29" style:family="paragraph" style:parent-style-name="Caption">
      <style:paragraph-properties fo:margin-top="0cm" fo:margin-bottom="0cm" loext:contextual-spacing="false"/>
      <style:text-properties fo:font-size="9pt" style:font-size-asian="9pt" style:font-size-complex="9pt"/>
    </style:style>
    <style:style style:name="P130" style:family="paragraph" style:parent-style-name="Text_20_body">
      <style:paragraph-properties fo:margin-top="0cm" fo:margin-bottom="0.25cm" loext:contextual-spacing="false"/>
      <style:text-properties officeooo:paragraph-rsid="001d650d"/>
    </style:style>
    <style:style style:name="P131" style:family="paragraph" style:parent-style-name="Text_20_body">
      <style:paragraph-properties fo:margin-top="0cm" fo:margin-bottom="0.25cm" loext:contextual-spacing="false"/>
      <style:text-properties officeooo:paragraph-rsid="00227ac3"/>
    </style:style>
    <style:style style:name="P132" style:family="paragraph" style:parent-style-name="Text_20_body">
      <style:paragraph-properties fo:margin-top="0cm" fo:margin-bottom="0.25cm" loext:contextual-spacing="false"/>
      <style:text-properties officeooo:paragraph-rsid="0023986b"/>
    </style:style>
    <style:style style:name="P133" style:family="paragraph" style:parent-style-name="Text_20_body">
      <style:paragraph-properties fo:margin-top="0cm" fo:margin-bottom="0.25cm" loext:contextual-spacing="false"/>
      <style:text-properties officeooo:paragraph-rsid="00269c88"/>
    </style:style>
    <style:style style:name="P134"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35"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36"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37"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38"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39"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40"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41"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42"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43"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44"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45" style:family="paragraph" style:parent-style-name="Text_20_body">
      <style:paragraph-properties fo:margin-top="0cm" fo:margin-bottom="0.25cm" loext:contextual-spacing="false"/>
      <style:text-properties officeooo:paragraph-rsid="002d1ad2"/>
    </style:style>
    <style:style style:name="P146" style:family="paragraph" style:parent-style-name="Text_20_body">
      <style:paragraph-properties fo:margin-top="0cm" fo:margin-bottom="0.25cm" loext:contextual-spacing="false"/>
      <style:text-properties officeooo:paragraph-rsid="00300bc3"/>
    </style:style>
    <style:style style:name="P147" style:family="paragraph" style:parent-style-name="Text_20_body">
      <style:paragraph-properties fo:margin-top="0cm" fo:margin-bottom="0.25cm" loext:contextual-spacing="false"/>
      <style:text-properties officeooo:paragraph-rsid="0038ae3d"/>
    </style:style>
    <style:style style:name="P148" style:family="paragraph" style:parent-style-name="Text_20_body">
      <style:paragraph-properties fo:margin-top="0cm" fo:margin-bottom="0.25cm" loext:contextual-spacing="false"/>
      <style:text-properties officeooo:paragraph-rsid="0033b03d"/>
    </style:style>
    <style:style style:name="P149" style:family="paragraph" style:parent-style-name="Text_20_body">
      <style:paragraph-properties fo:margin-top="0cm" fo:margin-bottom="0.25cm" loext:contextual-spacing="false"/>
      <style:text-properties officeooo:paragraph-rsid="00425360"/>
    </style:style>
    <style:style style:name="P150" style:family="paragraph" style:parent-style-name="Text_20_body">
      <style:paragraph-properties fo:margin-top="0cm" fo:margin-bottom="0.25cm" loext:contextual-spacing="false"/>
      <style:text-properties officeooo:paragraph-rsid="005464a9"/>
    </style:style>
    <style:style style:name="P151"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52"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53"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54"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55" style:family="paragraph" style:parent-style-name="Text_20_body">
      <style:paragraph-properties fo:margin-top="0.499cm" fo:margin-bottom="0cm" loext:contextual-spacing="false"/>
      <style:text-properties officeooo:paragraph-rsid="001b3176"/>
    </style:style>
    <style:style style:name="P156" style:family="paragraph" style:parent-style-name="Heading_20_5">
      <style:text-properties officeooo:paragraph-rsid="00046c86"/>
    </style:style>
    <style:style style:name="P157" style:family="paragraph" style:parent-style-name="Heading_20_5">
      <style:text-properties fo:font-weight="normal" officeooo:paragraph-rsid="00046c86" style:font-weight-asian="normal" style:font-weight-complex="normal"/>
    </style:style>
    <style:style style:name="P158" style:family="paragraph" style:parent-style-name="Heading_20_5">
      <style:text-properties fo:font-weight="normal" officeooo:rsid="00046c86" officeooo:paragraph-rsid="001c420a" style:font-weight-asian="normal" style:font-weight-complex="normal"/>
    </style:style>
    <style:style style:name="P159" style:family="paragraph" style:parent-style-name="Heading_20_5">
      <style:text-properties officeooo:paragraph-rsid="00062ae2"/>
    </style:style>
    <style:style style:name="P160" style:family="paragraph" style:parent-style-name="Heading_20_5">
      <style:text-properties fo:font-weight="bold" officeooo:rsid="0018115e" officeooo:paragraph-rsid="001c420a" style:font-weight-asian="bold" style:font-weight-complex="bold"/>
    </style:style>
    <style:style style:name="P161" style:family="paragraph" style:parent-style-name="Heading_20_5">
      <style:text-properties fo:font-weight="bold" officeooo:rsid="0018115e" officeooo:paragraph-rsid="002d1ad2" style:font-weight-asian="bold" style:font-weight-complex="bold"/>
    </style:style>
    <style:style style:name="P162" style:family="paragraph" style:parent-style-name="Heading_20_5">
      <style:paragraph-properties fo:break-before="page"/>
      <style:text-properties officeooo:rsid="00046c86" officeooo:paragraph-rsid="00046c86"/>
    </style:style>
    <style:style style:name="P163" style:family="paragraph" style:parent-style-name="Heading_20_5">
      <style:paragraph-properties fo:break-before="page"/>
      <style:text-properties fo:font-weight="normal" officeooo:rsid="00046c86" officeooo:paragraph-rsid="0018115e" style:font-weight-asian="normal" style:font-weight-complex="normal"/>
    </style:style>
    <style:style style:name="P164"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165"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166" style:family="paragraph" style:parent-style-name="Text_20_body">
      <style:paragraph-properties fo:margin-top="0cm" fo:margin-bottom="0cm" loext:contextual-spacing="false"/>
      <style:text-properties officeooo:paragraph-rsid="00c676e5"/>
    </style:style>
    <style:style style:name="P167" style:family="paragraph" style:parent-style-name="Text_20_body">
      <style:paragraph-properties fo:margin-top="0cm" fo:margin-bottom="0cm" loext:contextual-spacing="false"/>
      <style:text-properties officeooo:paragraph-rsid="00d1d3b5"/>
    </style:style>
    <style:style style:name="P168" style:family="paragraph" style:parent-style-name="Text_20_body">
      <style:paragraph-properties fo:margin-top="0cm" fo:margin-bottom="0cm" loext:contextual-spacing="false"/>
      <style:text-properties officeooo:paragraph-rsid="00d214d3"/>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officeooo:rsid="000dd5af"/>
    </style:style>
    <style:style style:name="T110" style:family="text">
      <style:text-properties officeooo:rsid="001fc3bb"/>
    </style:style>
    <style:style style:name="T111" style:family="text">
      <style:text-properties officeooo:rsid="002e4b67"/>
    </style:style>
    <style:style style:name="T112" style:family="text">
      <style:text-properties officeooo:rsid="00300bc3"/>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00bc3" style:font-weight-asian="bold" style:font-weight-complex="bold"/>
    </style:style>
    <style:style style:name="T116" style:family="text">
      <style:text-properties style:text-underline-style="solid" style:text-underline-width="auto" style:text-underline-color="font-color" fo:font-weight="bold" officeooo:rsid="008960d2" style:font-weight-asian="bold" style:font-weight-complex="bold"/>
    </style:style>
    <style:style style:name="T117" style:family="text">
      <style:text-properties style:text-underline-style="solid" style:text-underline-width="auto" style:text-underline-color="font-color" fo:font-weight="normal" officeooo:rsid="00a65424" style:font-weight-asian="normal" style:font-weight-complex="normal"/>
    </style:style>
    <style:style style:name="T118" style:family="text">
      <style:text-properties officeooo:rsid="00319b56"/>
    </style:style>
    <style:style style:name="T119" style:family="text">
      <style:text-properties officeooo:rsid="003ad99e"/>
    </style:style>
    <style:style style:name="T120" style:family="text">
      <style:text-properties fo:font-style="italic" fo:font-weight="normal" officeooo:rsid="003b85b8" style:font-style-asian="italic" style:font-weight-asian="normal" style:font-style-complex="italic" style:font-weight-complex="normal"/>
    </style:style>
    <style:style style:name="T121" style:family="text">
      <style:text-properties fo:font-style="italic"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9c4a64" style:font-style-asian="italic" style:font-weight-asian="bold" style:font-style-complex="italic" style:font-weight-complex="bold"/>
    </style:style>
    <style:style style:name="T124" style:family="text">
      <style:text-properties fo:font-style="italic" fo:font-weight="bold" officeooo:rsid="00cadb5c" style:font-style-asian="italic" style:font-weight-asian="bold" style:font-style-complex="italic" style:font-weight-complex="bold"/>
    </style:style>
    <style:style style:name="T125" style:family="text">
      <style:text-properties officeooo:rsid="003cb3df"/>
    </style:style>
    <style:style style:name="T126" style:family="text">
      <style:text-properties officeooo:rsid="003d2b06"/>
    </style:style>
    <style:style style:name="T127" style:family="text">
      <style:text-properties officeooo:rsid="003fdc27"/>
    </style:style>
    <style:style style:name="T128" style:family="text">
      <style:text-properties officeooo:rsid="004101cf"/>
    </style:style>
    <style:style style:name="T129" style:family="text">
      <style:text-properties officeooo:rsid="00466f51"/>
    </style:style>
    <style:style style:name="T130" style:family="text">
      <style:text-properties officeooo:rsid="0046a5e2"/>
    </style:style>
    <style:style style:name="T131" style:family="text">
      <style:text-properties officeooo:rsid="004c510d"/>
    </style:style>
    <style:style style:name="T132" style:family="text">
      <style:text-properties officeooo:rsid="004cc4e2"/>
    </style:style>
    <style:style style:name="T133" style:family="text">
      <style:text-properties officeooo:rsid="004db52d"/>
    </style:style>
    <style:style style:name="T134" style:family="text">
      <style:text-properties officeooo:rsid="004f9ab7"/>
    </style:style>
    <style:style style:name="T135" style:family="text">
      <style:text-properties officeooo:rsid="00536575"/>
    </style:style>
    <style:style style:name="T136" style:family="text">
      <style:text-properties officeooo:rsid="005a11cd"/>
    </style:style>
    <style:style style:name="T137" style:family="text">
      <style:text-properties officeooo:rsid="005b64ec"/>
    </style:style>
    <style:style style:name="T138" style:family="text">
      <style:text-properties officeooo:rsid="005ca1ab"/>
    </style:style>
    <style:style style:name="T139" style:family="text">
      <style:text-properties officeooo:rsid="005e9e1f"/>
    </style:style>
    <style:style style:name="T140" style:family="text">
      <style:text-properties officeooo:rsid="00604497"/>
    </style:style>
    <style:style style:name="T141" style:family="text">
      <style:text-properties officeooo:rsid="00627452"/>
    </style:style>
    <style:style style:name="T142" style:family="text">
      <style:text-properties officeooo:rsid="006280c6"/>
    </style:style>
    <style:style style:name="T143" style:family="text">
      <style:text-properties officeooo:rsid="006403f0"/>
    </style:style>
    <style:style style:name="T144" style:family="text">
      <style:text-properties officeooo:rsid="006746f8"/>
    </style:style>
    <style:style style:name="T145" style:family="text">
      <style:text-properties officeooo:rsid="0069dd15"/>
    </style:style>
    <style:style style:name="T146" style:family="text">
      <style:text-properties fo:color="#0000ff" style:text-underline-style="solid" style:text-underline-width="auto" style:text-underline-color="font-color"/>
    </style:style>
    <style:style style:name="T147" style:family="text">
      <style:text-properties officeooo:rsid="007563d6"/>
    </style:style>
    <style:style style:name="T148" style:family="text">
      <style:text-properties officeooo:rsid="0075dacb"/>
    </style:style>
    <style:style style:name="T149" style:family="text">
      <style:text-properties officeooo:rsid="00779949"/>
    </style:style>
    <style:style style:name="T150" style:family="text">
      <style:text-properties officeooo:rsid="0078b33d"/>
    </style:style>
    <style:style style:name="T151" style:family="text">
      <style:text-properties officeooo:rsid="007a9627"/>
    </style:style>
    <style:style style:name="T152" style:family="text">
      <style:text-properties officeooo:rsid="007b362f"/>
    </style:style>
    <style:style style:name="T153" style:family="text">
      <style:text-properties officeooo:rsid="007c47a0"/>
    </style:style>
    <style:style style:name="T154" style:family="text">
      <style:text-properties officeooo:rsid="007c75cc"/>
    </style:style>
    <style:style style:name="T155" style:family="text">
      <style:text-properties officeooo:rsid="007d3c7e"/>
    </style:style>
    <style:style style:name="T156" style:family="text">
      <style:text-properties officeooo:rsid="00825752"/>
    </style:style>
    <style:style style:name="T157" style:family="text">
      <style:text-properties officeooo:rsid="0083ff99"/>
    </style:style>
    <style:style style:name="T158" style:family="text">
      <style:text-properties officeooo:rsid="0085c74d"/>
    </style:style>
    <style:style style:name="T159" style:family="text">
      <style:text-properties officeooo:rsid="0087fd86"/>
    </style:style>
    <style:style style:name="T160" style:family="text">
      <style:text-properties officeooo:rsid="00893146"/>
    </style:style>
    <style:style style:name="T161" style:family="text">
      <style:text-properties officeooo:rsid="008960d2"/>
    </style:style>
    <style:style style:name="T162" style:family="text">
      <style:text-properties officeooo:rsid="008bbec7"/>
    </style:style>
    <style:style style:name="T163" style:family="text">
      <style:text-properties officeooo:rsid="008731fa"/>
    </style:style>
    <style:style style:name="T164" style:family="text">
      <style:text-properties officeooo:rsid="009464a2"/>
    </style:style>
    <style:style style:name="T165" style:family="text">
      <style:text-properties officeooo:rsid="0095cb72"/>
    </style:style>
    <style:style style:name="T166" style:family="text">
      <style:text-properties fo:font-style="normal" style:font-style-asian="normal" style:font-style-complex="normal"/>
    </style:style>
    <style:style style:name="T167" style:family="text">
      <style:text-properties fo:font-style="normal" officeooo:rsid="009c190c" style:font-style-asian="normal" style:font-style-complex="normal"/>
    </style:style>
    <style:style style:name="T168" style:family="text">
      <style:text-properties fo:font-style="normal" officeooo:rsid="009c4a64" style:font-style-asian="normal" style:font-style-complex="normal"/>
    </style:style>
    <style:style style:name="T169" style:family="text">
      <style:text-properties fo:font-style="normal" officeooo:rsid="00a496c7" style:font-style-asian="normal" style:font-style-complex="normal"/>
    </style:style>
    <style:style style:name="T170" style:family="text">
      <style:text-properties fo:font-style="normal" officeooo:rsid="00bfe194" style:font-style-asian="normal" style:font-style-complex="normal"/>
    </style:style>
    <style:style style:name="T171" style:family="text">
      <style:text-properties fo:font-style="normal" officeooo:rsid="00c077f3" style:font-style-asian="normal" style:font-style-complex="normal"/>
    </style:style>
    <style:style style:name="T172" style:family="text">
      <style:text-properties officeooo:rsid="009c4a64"/>
    </style:style>
    <style:style style:name="T173" style:family="text">
      <style:text-properties officeooo:rsid="009eb3b8"/>
    </style:style>
    <style:style style:name="T174" style:family="text">
      <style:text-properties style:text-underline-style="none"/>
    </style:style>
    <style:style style:name="T175" style:family="text">
      <style:text-properties style:text-underline-style="none" officeooo:rsid="00afda17"/>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b0c1c2" style:font-weight-asian="normal" style:font-weight-complex="normal"/>
    </style:style>
    <style:style style:name="T178" style:family="text">
      <style:text-properties style:text-underline-style="none" fo:font-weight="normal" officeooo:rsid="00b4eaed" style:font-weight-asian="normal" style:font-weight-complex="normal"/>
    </style:style>
    <style:style style:name="T179" style:family="text">
      <style:text-properties style:text-underline-style="none" fo:font-weight="normal" officeooo:rsid="00b3951d" style:font-weight-asian="normal" style:font-weight-complex="normal"/>
    </style:style>
    <style:style style:name="T180" style:family="text">
      <style:text-properties style:text-underline-style="none" fo:font-weight="normal" officeooo:rsid="00b813a9" style:font-weight-asian="normal" style:font-weight-complex="normal"/>
    </style:style>
    <style:style style:name="T181" style:family="text">
      <style:text-properties style:text-underline-style="none" fo:font-weight="normal" officeooo:rsid="00b91cf4" style:font-weight-asian="normal" style:font-weight-complex="normal"/>
    </style:style>
    <style:style style:name="T182" style:family="text">
      <style:text-properties style:text-underline-style="none" fo:font-weight="normal" officeooo:rsid="00bae10a" style:font-weight-asian="normal" style:font-weight-complex="normal"/>
    </style:style>
    <style:style style:name="T183" style:family="text">
      <style:text-properties style:text-underline-style="none" fo:font-weight="bold" officeooo:rsid="00b61d56" style:font-weight-asian="bold" style:font-weight-complex="bold"/>
    </style:style>
    <style:style style:name="T184" style:family="text">
      <style:text-properties style:text-underline-style="none" fo:font-weight="bold" officeooo:rsid="00b813a9" style:font-weight-asian="bold" style:font-weight-complex="bold"/>
    </style:style>
    <style:style style:name="T185" style:family="text">
      <style:text-properties text:display="none"/>
    </style:style>
    <style:style style:name="T186" style:family="text">
      <style:text-properties officeooo:rsid="00a65424"/>
    </style:style>
    <style:style style:name="T187" style:family="text">
      <style:text-properties officeooo:rsid="00ac30e7"/>
    </style:style>
    <style:style style:name="T188" style:family="text">
      <style:text-properties officeooo:rsid="00afda17"/>
    </style:style>
    <style:style style:name="T189" style:family="text">
      <style:text-properties officeooo:rsid="00b91cf4"/>
    </style:style>
    <style:style style:name="T190" style:family="text">
      <style:text-properties officeooo:rsid="00ba1b33"/>
    </style:style>
    <style:style style:name="T191" style:family="text">
      <style:text-properties officeooo:rsid="00ba9d94"/>
    </style:style>
    <style:style style:name="T192" style:family="text">
      <style:text-properties officeooo:rsid="00bc68d2"/>
    </style:style>
    <style:style style:name="T193" style:family="text">
      <style:text-properties officeooo:rsid="00c44583"/>
    </style:style>
    <style:style style:name="T194" style:family="text">
      <style:text-properties officeooo:rsid="00c676e5"/>
    </style:style>
    <style:style style:name="T195" style:family="text">
      <style:text-properties officeooo:rsid="00c78c58"/>
    </style:style>
    <style:style style:name="T196" style:family="text">
      <style:text-properties officeooo:rsid="00cadb5c"/>
    </style:style>
    <style:style style:name="T197" style:family="text">
      <style:text-properties officeooo:rsid="00cbc24e"/>
    </style:style>
    <style:style style:name="T198" style:family="text">
      <style:text-properties officeooo:rsid="00cd37a7"/>
    </style:style>
    <style:style style:name="T199" style:family="text">
      <style:text-properties officeooo:rsid="00d0066f"/>
    </style:style>
    <style:style style:name="T200" style:family="text">
      <style:text-properties officeooo:rsid="00d10106"/>
    </style:style>
    <style:style style:name="T201" style:family="text">
      <style:text-properties officeooo:rsid="00d1d3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6" text:outline-level="5"><text:span text:style-name="T10">1</text:span><text:span text:style-name="T3">st</text:span><text:span text:style-name="T11"> meeting – July 22</text:span><text:span text:style-name="T3">nd</text:span><text:span text:style-name="T10">, </text:span><text:span text:style-name="T11">2020</text:span> </text:h>
      <text:h text:style-name="P157"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62"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59"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09">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63"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60" text:outline-level="5"/>
      <text:h text:style-name="P158"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54"><text:span text:style-name="T10"><text:tab/>2.</text:span> What is something new you’ve learned from this chapter?</text:p>
      <text:p text:style-name="P22"><text:tab/><text:span text:style-name="T110">UTF-16, JS string is made of 16 bits code unit. It describes most common characters using a single 16-bit code unit but uses </text:span>a pair of two such units for others.</text:p>
      <text:p text:style-name="P154"><text:span text:style-name="T10"><text:tab/>3.</text:span> What is the difference between the array methods filter, map and reduce? (p. 87-89)</text:p>
      <text:p text:style-name="P130"><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31"><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32"><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55"><text:span text:style-name="T17"><text:tab/>4.</text:span><text:span text:style-name="T46"> What is another example of an array method other than filter, map or reduce? (Research and explain what this method does)</text:span></text:p>
      <text:p text:style-name="P130"><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33"><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45"><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61" text:outline-level="5"/>
      <text:p text:style-name="P134"><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35"><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75"><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1">)</text:span></text:p>
      <text:p text:style-name="P24"><text:tab/><text:span text:style-name="T111">Its</text:span> core idea is to divide programs into smaller pieces and make each piece responsible for managing its own state.</text:p>
      <text:p text:style-name="P23"><text:tab/>OOP’s 4 pillares are Abstraction, Encapsulation, Inheritance, and Polymorphism.</text:p>
      <text:p text:style-name="P135"><text:soft-page-break/><text:span text:style-name="T10">2) </text:span>What does Encapsulation mean in OOP? Can you give an example? (p. 97)</text:p>
      <text:p text:style-name="P145"><text:span text:style-name="T54"><text:tab/>Encapsulation prevents external code from being concerned with the internal workings of an object. </text:span><text:span text:style-name="T55">It separates interface from from implementation code.</text:span></text:p>
      <text:p text:style-name="P146"><text:span text:style-name="T54"><text:tab/></text:span><text:span text:style-name="T115">Example:</text:span><text:span text:style-name="T56"> </text:span><text:span text:style-name="T58">When you have a class with getter and setter, only setter are able to modify the data from that object.</text:span></text:p>
      <text:p text:style-name="P140"/>
      <text:p text:style-name="P135"><text:span text:style-name="T10">3) </text:span>What does Polymorphism mean in OOP? Can you give an example? (p. 106)</text:p>
      <text:p text:style-name="P136"><text:span text:style-name="T112"><text:tab/>Polymorphinsm is </text:span>the condition of occurring in several different forms.</text:p>
      <text:p text:style-name="P136"><text:tab/>Polymorphic code can work with values of different shapes, as long as they support the interface it expects.</text:p>
      <text:p text:style-name="P146"><text:span text:style-name="T54"><text:tab/></text:span><text:span text:style-name="T115">Example:</text:span><text:span text:style-name="T56"> </text:span><text:span text:style-name="T58">In js here are methods applied for different types of data, such as toString().</text:span></text:p>
      <text:p text:style-name="P140"/>
      <text:p text:style-name="P135"><text:span text:style-name="T10">4) </text:span>What does Inheritance mean in OOP? Can you give an example? (p. 112)</text:p>
      <text:p text:style-name="P135"><text:tab/><text:span text:style-name="T118">Inheritance is the technique which is possible to create new object structure (child) based in another structure (parent). It also called composition.</text:span></text:p>
      <text:p text:style-name="P146"><text:span text:style-name="T54"><text:tab/></text:span><text:span text:style-name="T115">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36"/>
      <text:p text:style-name="P135"><text:span text:style-name="T10">BONUS:</text:span> What does Abstraction mean in OOP? Can you give an example? (Not mentioned in the chapter) </text:p>
      <text:p text:style-name="P145"><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48"><text:soft-page-break/><text:span text:style-name="T54"><text:tab/></text:span><text:span text:style-name="T115">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41"/>
      <text:p text:style-name="P148"><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41"/>
      <text:p text:style-name="P147"><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37"><text:span text:style-name="T10">1)</text:span> What are some of the benefits of using Strict Mode in your JavaScript code? (p. 129)</text:p>
      <text:p text:style-name="P147"><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37"><text:span text:style-name="T10">2</text:span><text:span text:style-name="T21">)</text:span> What are some ways of debugging code? (p. 132-133)</text:p>
      <text:p text:style-name="P147"><text:span text:style-name="T54"><text:tab/></text:span><text:span text:style-name="T65">One way is placing the </text:span><text:span text:style-name="T120">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47"><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47"><text:span text:style-name="T65"><text:tab/></text:span><text:span text:style-name="T66">One more way is using debugger statement in the code. The browser’s developer tool will handle the debug.</text:span></text:p>
      <text:p text:style-name="P137"><text:span text:style-name="T10">3</text:span><text:span text:style-name="T21">)</text:span> How can we manage exceptions in JavaScript? (p. 135-136)</text:p>
      <text:p text:style-name="P147"><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47"><text:span text:style-name="T64"><text:tab/></text:span><text:span text:style-name="T66">It should be write in any critical parts of the code, or when it makes external accesses (not controlled by our system).</text:span></text:p>
      <text:p text:style-name="P137"><text:span text:style-name="T10">4</text:span><text:span text:style-name="T21">)</text:span> What does blanky-catching an exception mean? Why is it dangerous to do? (p. 139)</text:p>
      <text:p text:style-name="P138"><text:soft-page-break/></text:p>
      <text:p text:style-name="P139"><text:tab/><text:span text:style-name="T127">When expecting get an error, you do not catch more info of the error. </text:span><text:span text:style-name="T128">In this way, i</text:span><text:span text:style-name="T126">t is a very generic catch, without check the error’s message and i</text:span><text:span text:style-name="T125">t does not check or get information about the error. It is dangerous because different types of error may happen and:</text:span></text:p>
      <text:p text:style-name="P143"><text:tab/>1- it is gonna be hard to find out what is going on;</text:p>
      <text:p text:style-name="P143"><text:tab/>2- so, the handling may not be appropriate.</text:p>
      <text:p text:style-name="P137"><text:span text:style-name="T10">BONUS: </text:span>What does the “for(;;) { }” statement do? (p. 139)</text:p>
      <text:p text:style-name="P137"><text:tab/><text:span text:style-name="T119">Infinite loop. So, to get out the loop, the system needs to get a break statement.</text:span></text:p>
      <text:p text:style-name="P137"><text:tab/><text:span text:style-name="T119">It is the same as “while (1) { }”</text:span></text:p>
      <text:p text:style-name="P137"/>
      <text:p text:style-name="P149"><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42">Chapter 9 – Regular Expressions</text:p>
      <text:p text:style-name="P142"><text:span text:style-name="T10">Whiteboard Solution:</text:span> Quoting style (p. 165, Exercise 2)</text:p>
      <text:p text:style-name="P142">Imagine you have written a story and used single quotation marks throughout to mark pieces of dialogue. Now you want to replace all the dialogue quotes with double quotes, while keeping the single quotes used in contractions like aren’t.</text:p>
      <text:p text:style-name="P142">Think of a pattern that distinguishes these two kinds of quote usage and craft a call to the replace method that does the proper replacement.</text:p>
      <text:p text:style-name="P142">Text: "'I'm the cook,' he said, 'it's my job.'"</text:p>
      <text:p text:style-name="P142">Output: "I'm the cook," he said, "it's my job."</text:p>
      <text:p text:style-name="P142"/>
      <text:p text:style-name="P142"><text:a xlink:type="simple" xlink:href="http://www.rexegg.com/" text:style-name="Internet_20_link" text:visited-style-name="Visited_20_Internet_20_Link">http://www.rexegg.com/</text:a></text:p>
      <text:p text:style-name="P142"/>
      <text:p text:style-name="P151"><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44">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76"><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76"><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9">ECMAScript </text:span><text:span text:style-name="T130">(ES) </text:span><text:span text:style-name="T129">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35">require(</text:span>“./file.js”<text:span text:style-name="T135">);</text:span></text:p>
      <text:p text:style-name="P36"/>
      <text:p text:style-name="P36">ES6 =&gt;</text:p>
      <text:p text:style-name="P35">in the provider file:</text:p>
      <text:p text:style-name="P35"><text:tab/>export <text:span text:style-name="T132">default &lt;resource’s-name(class, binding, a function&gt;</text:span></text:p>
      <text:p text:style-name="P35"><text:soft-page-break/><text:tab/><text:span text:style-name="T132">OR</text:span></text:p>
      <text:p text:style-name="P35"><text:tab/><text:span text:style-name="T132">export { &lt;resource1&gt;, &lt;resource2&gt; }</text:span></text:p>
      <text:p text:style-name="P33"><text:tab/>import &lt;the-name-of-the-resource-to-be-imported&gt; from “&lt;the-file&gt;</text:p>
      <text:p text:style-name="P33"><text:tab/><text:span text:style-name="T132">import { &lt;non-default1&gt;, &lt;non-default2&gt;, ... } from “&lt;file.js&gt;”</text:span></text:p>
      <text:p text:style-name="P34"><text:tab/><text:span text:style-name="T132">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77"/>
      <text:p text:style-name="P77">BONUS: What JS bundlers and compilers do you use? (i. e. Webpack, Parcel, Babel, PyJS)? Why do you need to use them? What do you like and what do you dislike about them?</text:p>
      <text:p text:style-name="P32">Webpack <text:span text:style-name="T133">(bundler) </text:span>plus Babel <text:span text:style-name="T134">(compiler)</text:span>, <text:span text:style-name="T131">used by default in React</text:span>.</text:p>
      <text:p text:style-name="P86"><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52"><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50"><text:span text:style-name="T69">Chapter 1</text:span><text:span text:style-name="T74">1 – Asynchronous Programming</text:span></text:p>
      <text:p text:style-name="P78">1. What is a function callback? (p. 183)</text:p>
      <text:p text:style-name="P37"><text:tab/>It is a function passed as argument for another function and able to be called/used in a given moment, or not.</text:p>
      <text:p text:style-name="P87"><text:span text:style-name="T75"><text:tab/>A </text:span><text:span text:style-name="T31">callback is asynchronous.</text:span></text:p>
      <text:p text:style-name="P87"><text:span text:style-name="T31"><text:tab/></text:span><text:span text:style-name="T78">T</text:span><text:span text:style-name="T31">he function you’re passing the callback function to is called a higher order function.</text:span></text:p>
      <text:p text:style-name="P38"/>
      <text:p text:style-name="P78">2. What is a Promise? (p. 185)</text:p>
      <text:p text:style-name="P89"><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36">As JavaScript is designed to not be synchronous </text:span><text:span text:style-name="T161">(</text:span><text:span text:style-name="T116">see below</text:span><text:span text:style-name="T161">)</text:span><text:span text:style-name="T136">, Promises are one way to handle the asynchronous result of an operation </text:span><text:span text:style-name="T137">because it defers the execution of a code block until an async request is completed.</text:span></text:p>
      <text:p text:style-name="P28"><text:tab/><text:span text:style-name="T136">This type of resource is necessary to deal with external calls, such as APIs requests.</text:span></text:p>
      <text:p text:style-name="P39"><text:tab/>It has 3 possible status:</text:p>
      <text:p text:style-name="P88"><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88"><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14">***</text:span> <text:span text:style-name="T159">Actually, JS is single-threaded, blocking and synchronous – by its call stack. The run environment, such as web browser, line up the tasks in different areas, such as </text:span><text:span text:style-name="T160">the Event Table (</text:span><text:span text:style-name="T159">Web APIS/Async</text:span><text:span text:style-name="T160">)</text:span><text:span text:style-name="T159"> and later going to the Message Queue, controlled by the Event Loop Process.</text:span></text:p>
      <text:p text:style-name="P99"><text:span text:style-name="T96">Chrome uses V8 as the JS engine, and Node uses V8 as well but the Event Loop process is executed by libuv </text:span><text:span text:style-name="T97">to handle async operations</text:span><text:span text:style-name="T96">.</text:span></text:p>
      <text:p text:style-name="P30"/>
      <text:p text:style-name="P79"><text:tab/>– <text:span text:style-name="T14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45">then() and .catch()</text:span></text:p>
      <text:p text:style-name="P30"/>
      <text:p text:style-name="P78">3. How do Promises and callbacks work together in asynchronous code? (p. 185)</text:p>
      <text:p text:style-name="P29"><text:tab/>A promise is an asynchronous action that may complete at some point and produce a value, <text:span text:style-name="T138">which can be caught by 3 methods: then </text:span><text:span text:style-name="T142">and</text:span><text:span text:style-name="T138"> catch.</text:span></text:p>
      <text:p text:style-name="P29"><text:tab/><text:span text:style-name="T139">These methods may receive callbacks which will be executed as soon as the promise gets fulfilled with a value or rejected with a reason (error).</text:span></text:p>
      <text:p text:style-name="P29"><text:tab/><text:span text:style-name="T139">If the code has a set of .then methods, one after the other, the output (return or result) of the above will be input for the next .then and so on. * </text:span><text:span text:style-name="T140">It is also possible to get error using .then method, passing the error as the second parameter.</text:span></text:p>
      <text:p text:style-name="P29"><text:tab/><text:span text:style-name="T139">If any error occurs, it will trigger the next .catch after the error occurs.</text:span></text:p>
      <text:p text:style-name="P29"><text:tab/>//<text:span text:style-name="T139">Finally (if used) is executed at the end.</text:span></text:p>
      <text:p text:style-name="P29"/>
      <text:p text:style-name="P78">4. What is an async/await function in JavaScript? (p. 195-196)</text:p>
      <text:p text:style-name="P27"><text:tab/><text:span text:style-name="T143">You can </text:span><text:span text:style-name="T144">build or </text:span><text:span text:style-name="T143">consume a promise resource using async/await keywords.</text:span></text:p>
      <text:p text:style-name="P88"><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88"><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88"><text:span text:style-name="T80"><text:tab/></text:span><text:span text:style-name="T81">Async means that the function is gonna return a promise object and</text:span> ensures that the function returns a promise, and wraps non-promises in it.</text:p>
      <text:p text:style-name="P90"><text:tab/><text:span text:style-name="T145">A</text:span>wait keyword is used in an async function to ensure that all promises returned in the async function are synchronized, <text:span text:style-name="T145">that means, they </text:span>wait for each other. Await eliminates the use of callbacks in .then() and .catch(). </text:p>
      <text:p text:style-name="P90"><text:tab/>In using async and await, async is prepended when returning a promise, await is prepended when calling a promise. try and catch are also used to get the rejection value of an async function.</text:p>
      <text:p text:style-name="P91"><text:soft-page-break/>Sources:</text:p>
      <text:p text:style-name="P91"><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91"><text:a xlink:type="simple" xlink:href="https://ui.dev/async-javascript-from-callbacks-to-promises-to-async-await/" text:style-name="Internet_20_link" text:visited-style-name="Visited_20_Internet_20_Link">https://ui.dev/async-javascript-from-callbacks-to-promises-to-async-await/</text:a></text:p>
      <text:p text:style-name="P91"><text:a xlink:type="simple" xlink:href="https://javascript.info/async" text:style-name="Internet_20_link" text:visited-style-name="Visited_20_Internet_20_Link">https://javascript.info/async</text:a></text:p>
      <text:p text:style-name="P91"><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91"/>
      <text:p text:style-name="P92"><text:span text:style-name="T162">Additional</text:span>:</text:p>
      <text:p text:style-name="P92"><text:a xlink:type="simple" xlink:href="https://www.youtube.com/watch?v=vn3tm0quoqE" text:style-name="Internet_20_link" text:visited-style-name="Visited_20_Internet_20_Link"><text:span text:style-name="T146">https://www.youtube.com/watch?v=vn3tm0quoqE</text:span></text:a> </text:p>
      <text:p text:style-name="P92"><text:a xlink:type="simple" xlink:href="https://developer.mozilla.org/en-US/docs/Web/JavaScript/Reference/Global_Objects/Promise" text:style-name="Internet_20_link" text:visited-style-name="Visited_20_Internet_20_Link"><text:span text:style-name="T146">https://developer.mozilla.org/en-US/docs/Web/JavaScript/Reference/Global_Objects/Promise</text:span></text:a> </text:p>
      <text:p text:style-name="P92"/>
      <text:p text:style-name="P93">Micro-task = such as setTimeout and setInterval</text:p>
      <text:p text:style-name="P93">Macro-task = Promises</text:p>
      <text:p text:style-name="P93"/>
      <text:p text:style-name="P93">Macro-task runs first than micro-tasks.</text:p>
      <text:p text:style-name="P93"/>
      <text:p text:style-name="P94">When a async call happens, it’s handled by the Browser Webapis</text:p>
      <text:p text:style-name="P94"/>
      <text:p text:style-name="P94"><text:span text:style-name="T10">– stack</text:span> is the main thread, and when it does not solve at first, it is passed to the webapi</text:p>
      <text:p text:style-name="P94"><text:span text:style-name="T10">– web apis</text:span> are for external tasks</text:p>
      <text:p text:style-name="P94"><text:span text:style-name="T10">– task</text:span> is when webapi get the task done, it passes to this component</text:p>
      <text:p text:style-name="P95"><text:span text:style-name="T10">– Callback queue</text:span> stores all actions to be executed, like clicks from the user</text:p>
      <text:p text:style-name="P80">Event Loop<text:span text:style-name="T31"> acts like a central dispatch for all of the requests (simple explanation) and sends to a C++ or JS library (async or sync – for both).</text:span></text:p>
      <text:p text:style-name="P42"/>
      <text:p text:style-name="P80"><text:a xlink:type="simple" xlink:href="https://www.youtube.com/watch?v=zphcsoSJMvM" text:style-name="Internet_20_link" text:visited-style-name="Visited_20_Internet_20_Link"><text:span text:style-name="T31">https://www.youtube.com/watch?v=zphcsoSJMvM</text:span></text:a><text:span text:style-name="T31"> </text:span></text:p>
      <text:p text:style-name="P81"><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8">Part I</text:span></text:p>
      <text:p text:style-name="P43"><text:a xlink:type="simple" xlink:href="https://youtu.be/RXLS5qqkEfQ" text:style-name="Internet_20_link" text:visited-style-name="Visited_20_Internet_20_Link">https://youtu.be/RXLS5qqkEfQ</text:a> <text:span text:style-name="T14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53"><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82"><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It is one of the TCP/IP stack application protocol</text:span></text:a><text:a xlink:type="simple" xlink:href="https://www.youtube.com/watch?v=4xsvn6VUTwQ" text:style-name="Standard" text:visited-style-name="Standard"><text:span text:style-name="T151">s</text:span></text:a><text:a xlink:type="simple" xlink:href="https://www.youtube.com/watch?v=4xsvn6VUTwQ" text:style-name="Standard" text:visited-style-name="Standard"><text:span text:style-name="T148">, used to exchange application messages between clients and servers. </text:span></text:a><text:a xlink:type="simple" xlink:href="https://www.youtube.com/watch?v=4xsvn6VUTwQ" text:style-name="Standard" text:visited-style-name="Standard"><text:span text:style-name="T151">It allows to ask and receive HTML, </text:span></text:a><text:a xlink:type="simple" xlink:href="https://www.youtube.com/watch?v=4xsvn6VUTwQ" text:style-name="Standard" text:visited-style-name="Standard"><text:span text:style-name="T152">JSON, JS</text:span></text:a><text:a xlink:type="simple" xlink:href="https://www.youtube.com/watch?v=4xsvn6VUTwQ" text:style-name="Standard" text:visited-style-name="Standard"><text:span text:style-name="T151"> files, pictures, videos, </text:span></text:a><text:a xlink:type="simple" xlink:href="https://www.youtube.com/watch?v=4xsvn6VUTwQ" text:style-name="Standard" text:visited-style-name="Standard"><text:span text:style-name="T153">and </text:span></text:a><text:a xlink:type="simple" xlink:href="https://www.youtube.com/watch?v=4xsvn6VUTwQ" text:style-name="Standard" text:visited-style-name="Standard"><text:span text:style-name="T151">texts.</text:span></text:a></text:p>
      <text:p text:style-name="P9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82"><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TCP =&gt; </text:span></text:a><text:a xlink:type="simple" xlink:href="https://www.youtube.com/watch?v=4xsvn6VUTwQ" text:style-name="Standard" text:visited-style-name="Standard"><text:span text:style-name="T149">Transmission Control Protocol</text:span></text:a></text:p>
      <text:p text:style-name="P9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96"><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82"><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9">WWW is the part that uses HTTP applications – </text:span></text:a><text:a xlink:type="simple" xlink:href="https://www.youtube.com/watch?v=4xsvn6VUTwQ" text:style-name="Standard" text:visited-style-name="Standard"><text:span text:style-name="T154">HTML files linking to others</text:span></text:a><text:a xlink:type="simple" xlink:href="https://www.youtube.com/watch?v=4xsvn6VUTwQ" text:style-name="Standard" text:visited-style-name="Standard"><text:span text:style-name="T14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9">Internet is more broad because has many services running on top of that, such as SMTP, DNS, </text:span></text:a><text:a xlink:type="simple" xlink:href="https://www.youtube.com/watch?v=4xsvn6VUTwQ" text:style-name="Standard" text:visited-style-name="Standard"><text:span text:style-name="T150">FTP, </text:span></text:a><text:a xlink:type="simple" xlink:href="https://www.youtube.com/watch?v=4xsvn6VUTwQ" text:style-name="Standard" text:visited-style-name="Standard"><text:span text:style-name="T149">Telnet/SSH, </text:span></text:a><text:a xlink:type="simple" xlink:href="https://www.youtube.com/watch?v=4xsvn6VUTwQ" text:style-name="Standard" text:visited-style-name="Standard"><text:span text:style-name="T15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5">DNS and DHCP are auxiliary services on the internet.</text:span></text:a></text:p>
      <text:p text:style-name="P43"><text:a xlink:type="simple" xlink:href="https://www.youtube.com/watch?v=4xsvn6VUTwQ" text:style-name="Standard" text:visited-style-name="Standard"/></text:p>
      <text:p text:style-name="P82"><text:a xlink:type="simple" xlink:href="https://www.youtube.com/watch?v=4xsvn6VUTwQ" text:style-name="Standard" text:visited-style-name="Standard">4. What is the difference of using http vs https? (p. 218)</text:a></text:p>
      <text:p text:style-name="P9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82"><text:a xlink:type="simple" xlink:href="https://www.youtube.com/watch?v=4xsvn6VUTwQ" text:style-name="Standard" text:visited-style-name="Standard">BONUS: What are some ways of solving browser compatibility issues?</text:a></text:p>
      <text:p text:style-name="P97"><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6">s (HTML, </text:span></text:a><text:a xlink:type="simple" xlink:href="https://www.youtube.com/watch?v=4xsvn6VUTwQ" text:style-name="Standard" text:visited-style-name="Standard"><text:span text:style-name="T157">CSS</text:span></text:a><text:a xlink:type="simple" xlink:href="https://www.youtube.com/watch?v=4xsvn6VUTwQ" text:style-name="Standard" text:visited-style-name="Standard"><text:span text:style-name="T15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98"><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98"><text:a xlink:type="simple" xlink:href="https://www.youtube.com/watch?v=4xsvn6VUTwQ" text:style-name="Standard" text:visited-style-name="Standard"><text:span text:style-name="T93"/></text:a></text:p>
      <text:p text:style-name="P98"><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4">another way is to check on <text:a xlink:type="simple" xlink:href="https://caniuse.com/?cats=JS_API&amp;statuses=all" text:style-name="Internet_20_link" text:visited-style-name="Visited_20_Internet_20_Link">https://caniuse.com/?cats=JS_API&amp;statuses=all</text:a> </text:p>
      <text:p text:style-name="P50"/>
      <text:p text:style-name="P125"><text:span text:style-name="T156">1</text:span><text:span text:style-name="T163">2</text:span><text:span text:style-name="T9">th</text:span><text:span text:style-name="T156"> meeting – </text:span><text:span text:style-name="T163">Octo</text:span><text:span text:style-name="T156">ber </text:span><text:span text:style-name="T163">6</text:span><text:span text:style-name="T9">th</text:span><text:span text:style-name="T156">, 2020</text:span></text:p>
      <text:p text:style-name="P50">Chapter 14 "The Document Object Model"</text:p>
      <text:p text:style-name="P50"/>
      <text:p text:style-name="P56">Document structure is a tree =&gt; DOM</text:p>
      <text:p text:style-name="P58">A tree may have many nodes, which can point to their possible children or for their parent – <text:span text:style-name="T165">must have one</text:span>.</text:p>
      <text:p text:style-name="P59">“<text:span text:style-name="T121">We call a data structure a tree when it has a branching structure, has no cycles (a node may not contain itself, directly or indirectly), and has a single, well-defined root. In the case of the DOM, document.documentElement serves as the root.</text:span>”</text:p>
      <text:p text:style-name="P57">The root is <text:span text:style-name="T164">the object element</text:span> <text:span text:style-name="T122">document</text:span> or <text:span text:style-name="T122">document.documentElement</text:span>.</text:p>
      <text:p text:style-name="P56">&lt;html&gt;</text:p>
      <text:p text:style-name="P56"><text:tab/>&lt;head&gt;</text:p>
      <text:p text:style-name="P56"><text:tab/>&lt;/head&gt;</text:p>
      <text:p text:style-name="P56"><text:tab/>&lt;body&gt;</text:p>
      <text:p text:style-name="P56"><text:tab/><text:tab/>&lt;h1&gt;&lt;/h1&gt;</text:p>
      <text:p text:style-name="P56"><text:tab/><text:tab/>&lt;button&gt;&lt;/button&gt;</text:p>
      <text:p text:style-name="P56"><text:tab/><text:tab/>&lt;table&gt;&lt;/table&gt;</text:p>
      <text:p text:style-name="P56"><text:tab/><text:tab/>etc...</text:p>
      <text:p text:style-name="P56"><text:tab/>&lt;/body&gt;</text:p>
      <text:p text:style-name="P56">&lt;/html&gt;</text:p>
      <text:p text:style-name="P56"/>
      <text:p text:style-name="P111">Element’s manipulation</text:p>
      <text:p text:style-name="P60">There are many methods to operate a node, but first is necessary to get/<text:span text:style-name="T172">find</text:span> the node to work with. It can be done by <text:span text:style-name="T122">document.getElementById(“id”)</text:span> or <text:span text:style-name="T122">document.getElementByName(“name”)</text:span>, <text:span text:style-name="T122">getElementByClass(“class”)</text:span>.</text:p>
      <text:p text:style-name="P60">After that, it is possible to use methods such as <text:span text:style-name="T122">childNodes</text:span>, <text:span text:style-name="T122">firstChild</text:span> and <text:span text:style-name="T122">lastChild</text:span>.</text:p>
      <text:p text:style-name="P62">getElementByName and getElementByClass may return a list of elements, which will be hold in an array-like object, that means it does not have the array methods to operate on. It may be reached by converting that to an array using <text:span text:style-name="T122">Array.from(“the_list_of_elements”) </text:span>– <text:span text:style-name="T173">just in case.</text:span> </text:p>
      <text:p text:style-name="P61"/>
      <text:p text:style-name="P61"><text:soft-page-break/>To change the document, there are methods to:</text:p>
      <text:p text:style-name="P61">– remove: element.<text:span text:style-name="T122">remove</text:span><text:span text:style-name="T166">,</text:span></text:p>
      <text:p text:style-name="P61"><text:span text:style-name="T166">– create: </text:span><text:span text:style-name="T122">document.createElement(“type_of_element”)</text:span><text:span text:style-name="T166"> or </text:span><text:span text:style-name="T122">document.createTextNode(“text”)</text:span><text:span text:style-name="T166"> - the last one is gonna be a pure text which can be </text:span><text:span text:style-name="T167">appended to a div, p, etc..</text:span></text:p>
      <text:p text:style-name="P61"><text:span text:style-name="T167">– </text:span><text:span text:style-name="T168">Change the element’s position: </text:span><text:span text:style-name="T123">appendChild</text:span><text:span text:style-name="T168">, </text:span><text:span text:style-name="T123">insertBefore</text:span><text:span text:style-name="T168">, and </text:span><text:span text:style-name="T123">ReplaceChild</text:span><text:span text:style-name="T168">.</text:span></text:p>
      <text:p text:style-name="P61"><text:span text:style-name="T170">*** getElement vs querySelector: getElement is faster and better supported than querySelector, but this is more </text:span><text:span text:style-name="T171">complex and </text:span><text:span text:style-name="T170">powerfull.</text:span></text:p>
      <text:p text:style-name="P123"><text:a xlink:type="simple" xlink:href="https://whatabouthtml.com/difference-between-getelementbyid-and-queryselector-180" text:style-name="Internet_20_link" text:visited-style-name="Visited_20_Internet_20_Link"><text:span text:style-name="T170">https://whatabouthtml.com/difference-between-getelementbyid-and-queryselector-180</text:span></text:a><text:span text:style-name="T170"> </text:span></text:p>
      <text:p text:style-name="P101"/>
      <text:p text:style-name="P110"><text:span text:style-name="T167">E</text:span><text:span text:style-name="T166">lement</text:span><text:span text:style-name="T169">’</text:span><text:span text:style-name="T166">s attributes</text:span></text:p>
      <text:p text:style-name="P63"><text:span text:style-name="T166">– define an attribute: element.</text:span><text:span text:style-name="T122">setAttribute(“name”, “value”)</text:span></text:p>
      <text:p text:style-name="P63"><text:span text:style-name="T166">– gets one attribute: element.</text:span><text:span text:style-name="T122">getAttribute(“name”)</text:span></text:p>
      <text:p text:style-name="P63"><text:span text:style-name="T166">– gets all atributes: element.</text:span><text:span text:style-name="T122">attributes</text:span></text:p>
      <text:p text:style-name="P63"><text:span text:style-name="T166">“</text:span><text:span text:style-name="T121">It is recommended to prefix the names of such made-up attributes with data-</text:span></text:p>
      <text:p text:style-name="P107">to ensure they do not conflict with any other attributes.”</text:p>
      <text:p text:style-name="P102"/>
      <text:p text:style-name="P105">Element’s layout</text:p>
      <text:p text:style-name="P104"><text:tab/>Block Elements<text:span text:style-name="T31">: take up the whole width of the document and are rendered on separate lines.</text:span></text:p>
      <text:p text:style-name="P104"><text:span text:style-name="T31"><text:tab/></text:span>Inline Elements<text:span text:style-name="T31">: are rendered on the same line with their surrounding text.</text:span></text:p>
      <text:p text:style-name="P103">Some methods/properties regarding layout are:</text:p>
      <text:p text:style-name="P103">– <text:span text:style-name="T113">offsetWidth</text:span> and <text:span text:style-name="T113">offsetHeight</text:span><text:span text:style-name="T174"> it gives the size in pixels of a particular element.</text:span></text:p>
      <text:p text:style-name="P103"><text:span text:style-name="T174">– </text:span><text:span text:style-name="T175">pageXOffset and pageYOffset gives the document position regarding the viewport.</text:span></text:p>
      <text:p text:style-name="P106"/>
      <text:p text:style-name="P112">Element’s styling</text:p>
      <text:p text:style-name="P115">It’s possible style an element using JS with the &lt;element&gt;.style.&lt;name-of-property&gt;</text:p>
      <text:p text:style-name="P115">i.e.:<text:tab/><text:tab/>element.style.border = “solid 1px red”;</text:p>
      <text:p text:style-name="P115"><text:s text:c="4"/><text:tab/><text:tab/>document.getElementsByTagName("p")[0].style.fontFamily = "arial";</text:p>
      <text:p text:style-name="P119"><text:span text:style-name="T177">I</text:span><text:span text:style-name="T176">t is also possible to style using &lt;style&gt; tag, using css files or third party libraries (SASS).</text:span></text:p>
      <text:p text:style-name="P120"><text:soft-page-break/><text:span text:style-name="T179">When multiple rules define a value for the same property, the most recently read rule gets a higher precedence. </text:span><text:span text:style-name="T178">T</text:span><text:span text:style-name="T177">he order: 1) tag, 2) class, 3) ID</text:span></text:p>
      <text:p text:style-name="P120"><text:span text:style-name="T177">The notation p &gt; a ...{} applies the given styles to all &lt;a&gt; tags that are direct children of &lt;p&gt;. Similarly, p a ...{} applies to all &lt;a&gt; tags inside &lt;p&gt;, </text:span><text:span text:style-name="T178">in any children relation</text:span><text:span text:style-name="T177">.</text:span></text:p>
      <text:p text:style-name="P121"><text:span text:style-name="T177">J</text:span><text:span text:style-name="T176">avascript can interact with the DOM and its elements in many ways.</text:span></text:p>
      <text:p text:style-name="P116">Basically, a HTML element can have <text:span text:style-name="T192">many </text:span><text:span text:style-name="T10">properties</text:span>, <text:span text:style-name="T192">which</text:span> <text:span text:style-name="T189">are elements’ attributes. </text:span><text:span text:style-name="T190">It can be checked by element.attributes:</text:span></text:p>
      <text:p text:style-name="P116"><text:span text:style-name="T10">– id</text:span> <text:span text:style-name="T189">unique identification for a particular element (element.getElementByID(“id”))</text:span></text:p>
      <text:p text:style-name="P116"><text:span text:style-name="T10">– class</text:span> <text:span text:style-name="T189">is a group identification (getElementByClass(&lt;”class_name”))</text:span></text:p>
      <text:p text:style-name="P116"><text:span text:style-name="T10">– events</text:span> (onClick, onScrool, <text:span text:style-name="T189">onDblClick</text:span>)</text:p>
      <text:p text:style-name="P116"><text:span text:style-name="T10">– style</text:span> <text:span text:style-name="T189">element.style.border(“solid 1px red”)</text:span></text:p>
      <text:p text:style-name="P122"><text:span text:style-name="T183">– </text:span><text:span text:style-name="T184">data</text:span><text:span text:style-name="T180"> </text:span><text:span text:style-name="T181">is a way to set metada (data-dataname) and can be accessed by element.dataset</text:span></text:p>
      <text:p text:style-name="P117"/>
      <text:p text:style-name="P108">&lt;div</text:p>
      <text:p text:style-name="P108"><text:tab/>id <text:s text:c="7"/><text:tab/><text:tab/>= “my-div-id”</text:p>
      <text:p text:style-name="P109"><text:tab/>class<text:tab/><text:tab/>= “my-div-class”</text:p>
      <text:p text:style-name="P109"><text:tab/>onClick <text:s text:c="2"/><text:tab/>= alert(this.dataset.test)</text:p>
      <text:p text:style-name="P109"><text:tab/>style<text:tab/><text:tab/>= "border: solid 1px blue; color: brown;"</text:p>
      <text:p text:style-name="P109"><text:tab/>data-test<text:tab/>= "this is test"</text:p>
      <text:p text:style-name="P109"><text:s text:c="2"/>&gt;</text:p>
      <text:p text:style-name="P109"><text:tab/>&lt;span&gt;</text:p>
      <text:p text:style-name="P109"><text:s text:c="6"/><text:tab/><text:tab/>Hello World!</text:p>
      <text:p text:style-name="P109"><text:tab/>&lt;/span&gt;</text:p>
      <text:p text:style-name="P109">&lt;/div&gt;</text:p>
      <text:p text:style-name="P118"/>
      <text:p text:style-name="P122"><text:span text:style-name="T181">* </text:span><text:span text:style-name="T182">when handling with array-like structures, the JS Array.from(element) command can be helpful because it converts that array-like to an array structure.</text:span></text:p>
      <text:p text:style-name="P126">1. What is the DOM? (p. 224)</text:p>
      <text:p text:style-name="P100"><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4"><text:tab/>The DOM is available in the JS sandbox, and it is able to manipulate those elements, rendering a new version of the DOM. </text:p>
      <text:p text:style-name="P51"/>
      <text:p text:style-name="P83">2. What JS methods are available to rearrange html nodes and what do they do? (p. 229-230)</text:p>
      <text:p text:style-name="P98"><text:span text:style-name="T93"><text:tab/></text:span><text:span text:style-name="T99">The book shown the method “insertBefore”, which changed the element position in the page. </text:span><text:span text:style-name="T100">Actually, “insertBefore”</text:span></text:p>
      <text:p text:style-name="P98"><text:span text:style-name="T100"><text:tab/></text:span><text:span text:style-name="T101">Also, “replaceChild” which replaces one child for another one. Both methods require the new node as the first argument.</text:span></text:p>
      <text:p text:style-name="P55"><text:tab/>Another method presented is “appendChild”, which adds a new element at the end of children for that particular element.</text:p>
      <text:p text:style-name="P50"/>
      <text:p text:style-name="P83">3. What is the difference of offsetHeight, clientHeight and getBondingClientRect (p. 233)</text:p>
      <text:p text:style-name="P65"><text:span text:style-name="T113">offsetHeight</text:span> shows how many pixels are being used by a particular element;</text:p>
      <text:p text:style-name="P65"><text:span text:style-name="T113">clientHeight</text:span> does the same as above, without consider the element’s border; and</text:p>
      <text:p text:style-name="P113"><text:span text:style-name="T117">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14"/>
      <text:p text:style-name="P65"><draw:frame draw:style-name="fr1" draw:name="Frame1" text:anchor-type="char" svg:width="15.27cm" draw:z-index="1"><draw:text-box fo:min-height="11.005cm"><text:p text:style-name="P129"><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5"><text:line-break/></text:span>Source: https://developer.mozilla.org/en-US/docs/Web/API/Element/getBoundingClientRect</text:p></draw:text-box></draw:frame><text:soft-page-break/></text:p>
      <text:p text:style-name="P50"/>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4. Where can the binding pageYOffset be useful in a page layout? (p. 233)</text:p>
      <text:p text:style-name="P67">They are an alias for scroll x and y position.</text:p>
      <text:p text:style-name="P52"><text:span text:style-name="T187">Both give </text:span><text:span text:style-name="T186">the current scroll position, </text:span><text:span text:style-name="T187">relative to the whole document.</text:span></text:p>
      <text:p text:style-name="P68">It can be useful to check the document’s position regarding the viewport, if it already reached the end of the scrolls, for instance.</text:p>
      <text:p text:style-name="P69">It gives the screen position being viewed regarding overall document. That means, the position of the document in the screen.</text:p>
      <text:p text:style-name="P50"/>
      <text:p text:style-name="P83">BONUS: How do you usually write your styles? Do you use any external libraries, preprocessors, modules, packages, css in js?</text:p>
      <text:p text:style-name="P66">Generally <text:span text:style-name="T188">CSS plus </text:span>Bootstrap.</text:p>
      <text:p text:style-name="P50"/>
      <text:p text:style-name="P50"/>
      <text:p text:style-name="P127"><text:span text:style-name="T156">1</text:span><text:span text:style-name="T194">3</text:span><text:span text:style-name="T9">th</text:span><text:span text:style-name="T156"> meeting – </text:span><text:span text:style-name="T163">Octo</text:span><text:span text:style-name="T156">ber </text:span><text:span text:style-name="T194">13</text:span><text:span text:style-name="T9">th</text:span><text:span text:style-name="T156">, 2020</text:span></text:p>
      <text:p text:style-name="P53">Chapter 15 "Handling Events"</text:p>
      <text:p text:style-name="P85">1. How can you remove a handler from the DOM element? (p. 244-245)</text:p>
      <text:p text:style-name="P53"><text:tab/><text:span text:style-name="T195">&lt;node&gt;.removeEventListener(“event”, &lt;”2nd argument”&gt;)</text:span></text:p>
      <text:p text:style-name="P124"><text:span text:style-name="T93"><text:tab/>** </text:span><text:span text:style-name="T104">the removeEventListener has to receive the same arguments passed when the event was registered.</text:span></text:p>
      <text:p text:style-name="P74"/>
      <text:p text:style-name="P85">2. How can you stop propagating an event to its parent nodes? (p. 246)</text:p>
      <text:p text:style-name="P53"><text:tab/><text:span text:style-name="T196">It is done by </text:span><text:span text:style-name="T124">event.stopPropagation()</text:span><text:span text:style-name="T196"> in the event that should stop that.</text:span></text:p>
      <text:p text:style-name="P53"/>
      <text:p text:style-name="P85">3. What events can be fired from mouse clicks and in which order they occur? (p. 249)</text:p>
      <text:p text:style-name="P53"><text:span text:style-name="T197"><text:tab/>1</text:span>- mouseover</text:p>
      <text:p text:style-name="P53"><text:tab/>2- mouseenter</text:p>
      <text:p text:style-name="P124"><text:span text:style-name="T105"><text:tab/>3</text:span><text:span text:style-name="T93">- mousedown</text:span></text:p>
      <text:p text:style-name="P124"><text:span text:style-name="T105"><text:tab/>4</text:span><text:span text:style-name="T93">- mouseup</text:span></text:p>
      <text:p text:style-name="P124"><text:span text:style-name="T105"><text:tab/>5</text:span><text:span text:style-name="T93">- click</text:span></text:p>
      <text:p text:style-name="P53"/>
      <text:p text:style-name="P85">4. What type of events can be handled in JavaScript other than click events? What are some useful applications for handling those events? (p. 252-255)</text:p>
      <text:p text:style-name="P165"><text:tab/><text:span text:style-name="T198">Touch, scroll, focus, load, </text:span><text:span text:style-name="T201">key are some of the events for creating a better experience for the users.</text:span></text:p>
      <text:p text:style-name="P53"><text:tab/>– <text:span text:style-name="T199">Touch </text:span><text:span text:style-name="T200">events can be used</text:span><text:span text:style-name="T199"> on touch screens and mobile devices, </text:span><text:span text:style-name="T200">when it is not possible to deal with click events.</text:span></text:p>
      <text:p text:style-name="P124"><text:span text:style-name="T93"><text:tab/>– </text:span><text:span text:style-name="T106">Scroll </text:span><text:span text:style-name="T107">maybe used for position elements accordingly the scroll position, for example bar progress, or even button, text areas.</text:span></text:p>
      <text:p text:style-name="P167"><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168"><text:span text:style-name="T107"><text:tab/>– Key events are used to manage the user interaction with the keyboard. <text:s/>For example, when user hits enter it goes to the next field.</text:span></text:p>
      <text:p text:style-name="P167"><text:soft-page-break/><text:span text:style-name="T107"><text:tab/>– Load events </text:span></text:p>
      <text:p text:style-name="P165"/>
      <text:p text:style-name="P53"/>
      <text:p text:style-name="P53"/>
      <text:p text:style-name="P53">BONUS: What is a web worker? How does it differ from service workers?</text:p>
      <text:p text:style-name="P50"/>
      <text:p text:style-name="P128">********* <text:span text:style-name="T191">FUTURE</text:span></text:p>
      <text:p text:style-name="P70">– JS algorithms and structures: tree, nodemap, array, objects, where they are used. For instance, DOM uses tree, node atributes uses nodemap...</text:p>
      <text:p text:style-name="P70">– git and its more common and useful commands with possible scenarios</text:p>
      <text:p text:style-name="P70">– layout, sass, material design etc...</text:p>
      <text:p text:style-name="P70"/>
      <text:p text:style-name="P73">extensions for web devs</text:p>
      <text:p text:style-name="P71">w<text:span text:style-name="T193">app</text:span>palyser</text:p>
      <text:p text:style-name="P71">vis bugs</text:p>
      <text:p text:style-name="P72">lighthouse</text:p>
      <text:p text:style-name="P72">page speed ingights</text:p>
      <text:p text:style-name="P72">crux</text:p>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3H24M7S</meta:editing-duration>
    <meta:editing-cycles>161</meta:editing-cycles>
    <meta:generator>LibreOffice/6.4.1.2$Linux_X86_64 LibreOffice_project/4d224e95b98b138af42a64d84056446d09082932</meta:generator>
    <dc:date>2020-10-11T12:17:26.375843188</dc:date>
    <meta:document-statistic meta:table-count="0" meta:image-count="2" meta:object-count="0" meta:page-count="24" meta:paragraph-count="345" meta:word-count="4918" meta:character-count="31129" meta:non-whitespace-character-count="26271"/>
  </office:meta>
</office:document-meta>
</file>